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15c17c" officeooo:paragraph-rsid="0015c17c" style:font-size-asian="10pt" style:font-size-complex="10pt"/>
    </style:style>
    <style:style style:name="P2" style:family="paragraph" style:parent-style-name="Standard">
      <style:text-properties fo:font-size="10pt" officeooo:rsid="001553fd" officeooo:paragraph-rsid="001553fd" style:font-size-asian="10pt" style:font-size-complex="10pt"/>
    </style:style>
    <style:style style:name="P3" style:family="paragraph" style:parent-style-name="Standard">
      <style:text-properties fo:font-size="10pt" officeooo:rsid="001553fd" officeooo:paragraph-rsid="0015c17c" style:font-size-asian="10pt" style:font-size-complex="10pt"/>
    </style:style>
    <style:style style:name="P4" style:family="paragraph" style:parent-style-name="Standard">
      <style:text-properties fo:font-size="10pt" officeooo:rsid="0017054a" officeooo:paragraph-rsid="0017054a" style:font-size-asian="10pt" style:font-size-complex="10pt"/>
    </style:style>
    <style:style style:name="P5" style:family="paragraph" style:parent-style-name="Standard">
      <style:text-properties fo:font-size="10pt" officeooo:rsid="00187ca6" officeooo:paragraph-rsid="00187ca6" style:font-size-asian="10pt" style:font-size-complex="10pt"/>
    </style:style>
    <style:style style:name="T1" style:family="text">
      <style:text-properties officeooo:rsid="0015c17c"/>
    </style:style>
    <style:style style:name="T2" style:family="text">
      <style:text-properties officeooo:rsid="001a0c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figure the pages I have to actually work on the site.</text:p>
      <text:p text:style-name="P1"/>
      <text:p text:style-name="P1">Add city areas to mgr and player, much like craigslist.</text:p>
      <text:p text:style-name="P2"/>
      <text:p text:style-name="P3">set up input fields for the the manager to ask <text:span text:style-name="T1">questions</text:span></text:p>
      <text:p text:style-name="P3"/>
      <text:p text:style-name="P4">connect manager questions to the database.</text:p>
      <text:p text:style-name="P4"/>
      <text:p text:style-name="P5">Develop comparrison logic.ie: (if mgr city area &amp;&amp; plyr city area=true, <text:s/>show player the mgr questions.<text:span text:style-name="T2">)</text:span></text:p>
      <text:p text:style-name="P5"/>
      <text:p text:style-name="P5">Develop retrival logic. <text:span text:style-name="T2">I</text:span>e: <text:span text:style-name="T2">(if plyr answered mgr questions, post in table to managers profile view)</text:span> 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8T11:45:25.297392341</meta:creation-date>
    <dc:date>2014-06-28T12:20:54.299990632</dc:date>
    <meta:editing-duration>PT4M47S</meta:editing-duration>
    <meta:editing-cycles>3</meta:editing-cycles>
    <meta:generator>LibreOffice/4.2.3.3$Linux_x86 LibreOffice_project/420m0$Build-3</meta:generator>
    <meta:document-statistic meta:table-count="0" meta:image-count="0" meta:object-count="0" meta:page-count="1" meta:paragraph-count="6" meta:word-count="70" meta:character-count="414" meta:non-whitespace-character-count="348"/>
  </office:meta>
</office:document-meta>
</file>